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 style:list-style-name="L2"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fo:language="de" fo:country="AT" fo:font-weight="bold" style:font-size-asian="11pt" style:font-weight-asian="bold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4272752435488049264" text:style-name="L1">
              <text:list-item>
                <text:p text:style-name="P6"><text:span text:style-name="T4">Daniel Bersenkowitsch, </text:span><text:tab/><text:tab/> </text:p>
              </text:list-item>
              <text:list-item>
                <text:p text:style-name="P6">Andreas Denkmayr, <text:span text:style-name="T5"><text:tab/><text:tab/> </text:span></text:p>
              </text:list-item>
              <text:list-item>
                <text:p text:style-name="P6">Gerald Irsiegler</text:p>
              </text:list-item>
              <text:list-item>
                <text:p text:style-name="P6">Thomas Stütz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2">Autor des Protokolls:</text:span> Daniel Bersenkowitsch</text:p>
          </table:table-cell>
        </table:table-row>
        <table:table-row>
          <table:table-cell table:style-name="Table1.A2" office:value-type="string">
            <text:p text:style-name="P5">Dauer: <text:s/>60min</text:p>
          </table:table-cell>
        </table:table-row>
        <table:table-row>
          <table:table-cell table:style-name="Table1.A4" office:value-type="string">
            <text:p text:style-name="P8">Menüpunkte: </text:p>
            <text:list xml:id="list6889903434683041690" text:style-name="L2">
              <text:list-item>
                <text:p text:style-name="P7">Inhalte von letztes Mal</text:p>
              </text:list-item>
              <text:list-item>
                <text:p text:style-name="P7">DataBinding</text:p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3"/>
            <text:p text:style-name="P2">DataBinding aufschreiben, selbstevalution, Welche Aspekte? Was ist für uns neu,... Was ist das, wozu wird es verwenden?</text:p>
            <text:p text:style-name="P2"/>
            <text:p text:style-name="P2">WebView beim Link die Parameter konfiguieren.</text:p>
            <text:p text:style-name="P2">Wie lautet das Vorgehensmodell zur Umsetzung des Algorythmus zum Generieren des Trainingsplans?</text:p>
            <text:p text:style-name="P2">Teil von der Diplomarbeit verfassen: </text:p>
            <text:p text:style-name="P2">Denkmayr: Fragments</text:p>
            <text:p text:style-name="P2">Bersenkowitsch: DataBinding (bis lang wars so – jetzt so, wieso verändert?) + kleines Beispiel, was ist der Unterschied, </text:p>
            <text:p text:style-name="P2">Irsieger: VideoAPI: Gratis, funktionieren muss es, Parameter veränderbar! Keine anmeldung, verschiedene Auflösungen.</text:p>
            <text:p text:style-name="P2"/>
            <text:p text:style-name="P2">Gegenüberstellung, welche Alternative hat was, was entspricht meinen Präferenzen?</text:p>
            <text:p text:style-name="P2">Was ist mir wichtig? Was will ich? Kriterienkatalog! Welche Alternativen gibt es? + Bewertung</text:p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</text:p>
            <text:p text:style-name="P2"/>
          </table:table-cell>
        </table:table-row>
        <table:table-row>
          <table:table-cell table:style-name="Table1.A2" office:value-type="string">
            <text:p text:style-name="P3">Zusammenfassung: DataBinding Essay verfassen mit den obigen Punkten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loext:contextual-spacing="false"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loext:contextual-spacing="false"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loext:contextual-spacing="false"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loext:contextual-spacing="false" fo:margin="100%" fo:margin-left="0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esprechung</text:span><text:tab/><text:tab/><text:span text:style-name="MT2">Protokoll vom 14.12.2015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6-03-18T13:22:59</dc:date>
    <meta:editing-duration>P1DT1H39M20S</meta:editing-duration>
    <meta:editing-cycles>18</meta:editing-cycles>
    <meta:generator>OpenOffice.org/3.4.1$Unix OpenOffice.org_project/341m1$Build-9593</meta:generator>
    <meta:document-statistic meta:table-count="1" meta:image-count="0" meta:object-count="0" meta:page-count="1" meta:paragraph-count="24" meta:word-count="140" meta:character-count="1064"/>
  </office:meta>
</office:document-meta>
</file>